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4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e7b0bb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4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b3398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2172572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2172572" style:font-style-asian="normal" style:font-style-complex="normal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21917bb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21d9dba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6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6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2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2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13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13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13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13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13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404471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4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5b7f4" officeooo:paragraph-rsid="034e5633" fo:background-color="transparent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144" style:family="paragraph" style:parent-style-name="Text_20_body">
      <style:text-properties officeooo:rsid="0345b7f4" officeooo:paragraph-rsid="0345b7f4"/>
    </style:style>
    <style:style style:name="P145" style:family="paragraph" style:parent-style-name="Text_20_body">
      <style:text-properties officeooo:paragraph-rsid="0345b7f4"/>
    </style:style>
    <style:style style:name="P146" style:family="paragraph" style:parent-style-name="Text_20_body">
      <style:text-properties officeooo:paragraph-rsid="034e5633"/>
    </style:style>
    <style:style style:name="P147" style:family="paragraph" style:parent-style-name="Heading_20_1">
      <style:paragraph-properties fo:text-align="center" style:justify-single-word="false"/>
    </style:style>
    <style:style style:name="P148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149" style:family="paragraph" style:parent-style-name="Heading_20_2">
      <style:paragraph-properties fo:text-align="center" style:justify-single-word="false"/>
      <style:text-properties officeooo:rsid="0310861e"/>
    </style:style>
    <style:style style:name="P150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a2fdcb" fo:background-color="transparent" loext:char-shading-value="0"/>
    </style:style>
    <style:style style:name="T25" style:family="text">
      <style:text-properties officeooo:rsid="02d13f68" fo:background-color="transparent" loext:char-shading-value="0"/>
    </style:style>
    <style:style style:name="T26" style:family="text">
      <style:text-properties officeooo:rsid="0343534e" fo:background-color="transparent" loext:char-shading-value="0"/>
    </style:style>
    <style:style style:name="T27" style:family="text">
      <style:text-properties officeooo:rsid="0345b7f4" fo:background-color="transparent" loext:char-shading-value="0"/>
    </style:style>
    <style:style style:name="T28" style:family="text">
      <style:text-properties officeooo:rsid="0344ecec" fo:background-color="transparent" loext:char-shading-value="0"/>
    </style:style>
    <style:style style:name="T29" style:family="text">
      <style:text-properties officeooo:rsid="03483345" fo:background-color="transparent" loext:char-shading-value="0"/>
    </style:style>
    <style:style style:name="T30" style:family="text">
      <style:text-properties officeooo:rsid="03498472" fo:background-color="transparent" loext:char-shading-value="0"/>
    </style:style>
    <style:style style:name="T31" style:family="text">
      <style:text-properties officeooo:rsid="034a8d4f" fo:background-color="transparent" loext:char-shading-value="0"/>
    </style:style>
    <style:style style:name="T32" style:family="text">
      <style:text-properties officeooo:rsid="034c5fb2" fo:background-color="transparent" loext:char-shading-value="0"/>
    </style:style>
    <style:style style:name="T33" style:family="text">
      <style:text-properties officeooo:rsid="034e5633" fo:background-color="transparent" loext:char-shading-value="0"/>
    </style:style>
    <style:style style:name="T34" style:family="text">
      <style:text-properties officeooo:rsid="0353fffd" fo:background-color="transparent" loext:char-shading-value="0"/>
    </style:style>
    <style:style style:name="T35" style:family="text">
      <style:text-properties officeooo:rsid="01b67eef"/>
    </style:style>
    <style:style style:name="T36" style:family="text">
      <style:text-properties officeooo:rsid="01b920d3"/>
    </style:style>
    <style:style style:name="T37" style:family="text">
      <style:text-properties officeooo:rsid="01bae22a"/>
    </style:style>
    <style:style style:name="T38" style:family="text">
      <style:text-properties officeooo:rsid="01be128d"/>
    </style:style>
    <style:style style:name="T39" style:family="text">
      <style:text-properties officeooo:rsid="01f840b2"/>
    </style:style>
    <style:style style:name="T40" style:family="text">
      <style:text-properties officeooo:rsid="01f9d13d"/>
    </style:style>
    <style:style style:name="T41" style:family="text">
      <style:text-properties officeooo:rsid="01fb7696"/>
    </style:style>
    <style:style style:name="T42" style:family="text">
      <style:text-properties officeooo:rsid="0202a82d"/>
    </style:style>
    <style:style style:name="T43" style:family="text">
      <style:text-properties officeooo:rsid="02041dc8"/>
    </style:style>
    <style:style style:name="T44" style:family="text">
      <style:text-properties officeooo:rsid="0205c151"/>
    </style:style>
    <style:style style:name="T45" style:family="text">
      <style:text-properties officeooo:rsid="0208e049"/>
    </style:style>
    <style:style style:name="T46" style:family="text">
      <style:text-properties officeooo:rsid="020a3d15"/>
    </style:style>
    <style:style style:name="T47" style:family="text">
      <style:text-properties officeooo:rsid="02100c61"/>
    </style:style>
    <style:style style:name="T48" style:family="text">
      <style:text-properties officeooo:rsid="0210db72"/>
    </style:style>
    <style:style style:name="T49" style:family="text">
      <style:text-properties officeooo:rsid="02115bd8"/>
    </style:style>
    <style:style style:name="T50" style:family="text">
      <style:text-properties officeooo:rsid="021209a0"/>
    </style:style>
    <style:style style:name="T51" style:family="text">
      <style:text-properties officeooo:rsid="02136901"/>
    </style:style>
    <style:style style:name="T52" style:family="text">
      <style:text-properties officeooo:rsid="02142096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3a92e7" style:font-style-asian="normal" style:font-style-complex="normal"/>
    </style:style>
    <style:style style:name="T55" style:family="text">
      <style:text-properties fo:font-style="normal" officeooo:rsid="021a2504" style:font-style-asian="normal" style:font-style-complex="normal"/>
    </style:style>
    <style:style style:name="T56" style:family="text">
      <style:text-properties fo:font-style="normal" fo:background-color="#ffff00" loext:char-shading-value="0" style:font-style-asian="normal" style:font-style-complex="normal"/>
    </style:style>
    <style:style style:name="T57" style:family="text">
      <style:text-properties officeooo:rsid="021917bb"/>
    </style:style>
    <style:style style:name="T58" style:family="text">
      <style:text-properties officeooo:rsid="021a2504"/>
    </style:style>
    <style:style style:name="T59" style:family="text">
      <style:text-properties officeooo:rsid="021b3398"/>
    </style:style>
    <style:style style:name="T60" style:family="text">
      <style:text-properties officeooo:rsid="021cbee4"/>
    </style:style>
    <style:style style:name="T61" style:family="text">
      <style:text-properties officeooo:rsid="021d9dba"/>
    </style:style>
    <style:style style:name="T62" style:family="text">
      <style:text-properties officeooo:rsid="0226fa49"/>
    </style:style>
    <style:style style:name="T63" style:family="text">
      <style:text-properties officeooo:rsid="02288497"/>
    </style:style>
    <style:style style:name="T64" style:family="text">
      <style:text-properties officeooo:rsid="0229de7e"/>
    </style:style>
    <style:style style:name="T65" style:family="text">
      <style:text-properties officeooo:rsid="0229ff47"/>
    </style:style>
    <style:style style:name="T66" style:family="text">
      <style:text-properties officeooo:rsid="022cc65b"/>
    </style:style>
    <style:style style:name="T67" style:family="text">
      <style:text-properties officeooo:rsid="0230aa03"/>
    </style:style>
    <style:style style:name="T68" style:family="text">
      <style:text-properties officeooo:rsid="023261c2"/>
    </style:style>
    <style:style style:name="T69" style:family="text">
      <style:text-properties officeooo:rsid="023761d7"/>
    </style:style>
    <style:style style:name="T70" style:family="text">
      <style:text-properties officeooo:rsid="023ce0d4"/>
    </style:style>
    <style:style style:name="T71" style:family="text">
      <style:text-properties officeooo:rsid="02403a96"/>
    </style:style>
    <style:style style:name="T72" style:family="text">
      <style:text-properties officeooo:rsid="02415db1"/>
    </style:style>
    <style:style style:name="T73" style:family="text">
      <style:text-properties officeooo:rsid="024342c7"/>
    </style:style>
    <style:style style:name="T74" style:family="text">
      <style:text-properties officeooo:rsid="024638d3"/>
    </style:style>
    <style:style style:name="T75" style:family="text">
      <style:text-properties officeooo:rsid="024c971b"/>
    </style:style>
    <style:style style:name="T76" style:family="text">
      <style:text-properties officeooo:rsid="02523688"/>
    </style:style>
    <style:style style:name="T77" style:family="text">
      <style:text-properties officeooo:rsid="025802c7"/>
    </style:style>
    <style:style style:name="T78" style:family="text">
      <style:text-properties officeooo:rsid="02581e20"/>
    </style:style>
    <style:style style:name="T79" style:family="text">
      <style:text-properties officeooo:rsid="025adcc1"/>
    </style:style>
    <style:style style:name="T80" style:family="text">
      <style:text-properties officeooo:rsid="025ceee7"/>
    </style:style>
    <style:style style:name="T81" style:family="text">
      <style:text-properties officeooo:rsid="025e8921"/>
    </style:style>
    <style:style style:name="T82" style:family="text">
      <style:text-properties officeooo:rsid="025f6304"/>
    </style:style>
    <style:style style:name="T83" style:family="text">
      <style:text-properties officeooo:rsid="02636c1c"/>
    </style:style>
    <style:style style:name="T84" style:family="text">
      <style:text-properties officeooo:rsid="0264de71"/>
    </style:style>
    <style:style style:name="T85" style:family="text">
      <style:text-properties officeooo:rsid="02653ee3"/>
    </style:style>
    <style:style style:name="T86" style:family="text">
      <style:text-properties officeooo:rsid="0267c7a0"/>
    </style:style>
    <style:style style:name="T87" style:family="text">
      <style:text-properties officeooo:rsid="026c2deb"/>
    </style:style>
    <style:style style:name="T88" style:family="text">
      <style:text-properties officeooo:rsid="026cb769"/>
    </style:style>
    <style:style style:name="T89" style:family="text">
      <style:text-properties officeooo:rsid="026d6009"/>
    </style:style>
    <style:style style:name="T90" style:family="text">
      <style:text-properties officeooo:rsid="026e8f00"/>
    </style:style>
    <style:style style:name="T91" style:family="text">
      <style:text-properties fo:background-color="#ffff00" loext:char-shading-value="0"/>
    </style:style>
    <style:style style:name="T92" style:family="text">
      <style:text-properties officeooo:rsid="025adcc1" fo:background-color="#ffff00" loext:char-shading-value="0"/>
    </style:style>
    <style:style style:name="T93" style:family="text">
      <style:text-properties officeooo:rsid="02769fb7" fo:background-color="#ffff00" loext:char-shading-value="0"/>
    </style:style>
    <style:style style:name="T94" style:family="text">
      <style:text-properties officeooo:rsid="026cb769" fo:background-color="#ffff00" loext:char-shading-value="0"/>
    </style:style>
    <style:style style:name="T95" style:family="text">
      <style:text-properties officeooo:rsid="0307a56c" fo:background-color="#ffff00" loext:char-shading-value="0"/>
    </style:style>
    <style:style style:name="T96" style:family="text">
      <style:text-properties officeooo:rsid="030d16f0" fo:background-color="#ffff00" loext:char-shading-value="0"/>
    </style:style>
    <style:style style:name="T97" style:family="text">
      <style:text-properties fo:background-color="#ffff00" loext:char-shading-value="0"/>
    </style:style>
    <style:style style:name="T98" style:family="text">
      <style:text-properties officeooo:rsid="0353fffd" fo:background-color="#ffff00" loext:char-shading-value="0"/>
    </style:style>
    <style:style style:name="T99" style:family="text">
      <style:text-properties officeooo:rsid="0353fffd" fo:background-color="#ffff00" loext:char-shading-value="0"/>
    </style:style>
    <style:style style:name="T100" style:family="text">
      <style:text-properties officeooo:rsid="02736073"/>
    </style:style>
    <style:style style:name="T101" style:family="text">
      <style:text-properties officeooo:rsid="02747e81"/>
    </style:style>
    <style:style style:name="T102" style:family="text">
      <style:text-properties officeooo:rsid="02769fb7"/>
    </style:style>
    <style:style style:name="T103" style:family="text">
      <style:text-properties officeooo:rsid="027793d5"/>
    </style:style>
    <style:style style:name="T104" style:family="text">
      <style:text-properties officeooo:rsid="0278d59e"/>
    </style:style>
    <style:style style:name="T105" style:family="text">
      <style:text-properties officeooo:rsid="027fea0b"/>
    </style:style>
    <style:style style:name="T106" style:family="text">
      <style:text-properties officeooo:rsid="02852a5e"/>
    </style:style>
    <style:style style:name="T107" style:family="text">
      <style:text-properties officeooo:rsid="028803ef"/>
    </style:style>
    <style:style style:name="T108" style:family="text">
      <style:text-properties officeooo:rsid="0289dc1f"/>
    </style:style>
    <style:style style:name="T109" style:family="text">
      <style:text-properties style:use-window-font-color="true" officeooo:rsid="0289dc1f" fo:background-color="transparent" loext:char-shading-value="0"/>
    </style:style>
    <style:style style:name="T110" style:family="text">
      <style:text-properties style:use-window-font-color="true" officeooo:rsid="028aa05a" fo:background-color="transparent" loext:char-shading-value="0"/>
    </style:style>
    <style:style style:name="T111" style:family="text">
      <style:text-properties style:use-window-font-color="true" officeooo:rsid="028b6b12" fo:background-color="transparent" loext:char-shading-value="0"/>
    </style:style>
    <style:style style:name="T112" style:family="text">
      <style:text-properties style:use-window-font-color="true" officeooo:rsid="0290cdd4" fo:background-color="transparent" loext:char-shading-value="0"/>
    </style:style>
    <style:style style:name="T113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14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15" style:family="text">
      <style:text-properties officeooo:rsid="026e43dc"/>
    </style:style>
    <style:style style:name="T116" style:family="text">
      <style:text-properties officeooo:rsid="029525af"/>
    </style:style>
    <style:style style:name="T117" style:family="text">
      <style:text-properties officeooo:rsid="0295318b"/>
    </style:style>
    <style:style style:name="T118" style:family="text">
      <style:text-properties officeooo:rsid="0299994e"/>
    </style:style>
    <style:style style:name="T119" style:family="text">
      <style:text-properties officeooo:rsid="029a8140"/>
    </style:style>
    <style:style style:name="T120" style:family="text">
      <style:text-properties officeooo:rsid="02a2fdcb"/>
    </style:style>
    <style:style style:name="T121" style:family="text">
      <style:text-properties officeooo:rsid="02a967ff"/>
    </style:style>
    <style:style style:name="T122" style:family="text">
      <style:text-properties officeooo:rsid="02acfaa8"/>
    </style:style>
    <style:style style:name="T123" style:family="text">
      <style:text-properties officeooo:rsid="02b07e75"/>
    </style:style>
    <style:style style:name="T124" style:family="text">
      <style:text-properties officeooo:rsid="02b3865a"/>
    </style:style>
    <style:style style:name="T125" style:family="text">
      <style:text-properties officeooo:rsid="02be8792"/>
    </style:style>
    <style:style style:name="T126" style:family="text">
      <style:text-properties officeooo:rsid="02c3f5ee"/>
    </style:style>
    <style:style style:name="T127" style:family="text">
      <style:text-properties officeooo:rsid="02cd519c"/>
    </style:style>
    <style:style style:name="T128" style:family="text">
      <style:text-properties officeooo:rsid="02d13f68"/>
    </style:style>
    <style:style style:name="T129" style:family="text">
      <style:text-properties officeooo:rsid="02d2dccc"/>
    </style:style>
    <style:style style:name="T130" style:family="text">
      <style:text-properties officeooo:rsid="02e32391"/>
    </style:style>
    <style:style style:name="T131" style:family="text">
      <style:text-properties officeooo:rsid="02e4b27d"/>
    </style:style>
    <style:style style:name="T132" style:family="text">
      <style:text-properties officeooo:rsid="02e7b0bb"/>
    </style:style>
    <style:style style:name="T133" style:family="text">
      <style:text-properties officeooo:rsid="02e90f55"/>
    </style:style>
    <style:style style:name="T134" style:family="text">
      <style:text-properties officeooo:rsid="02eb28cf"/>
    </style:style>
    <style:style style:name="T135" style:family="text">
      <style:text-properties officeooo:rsid="02ecf391"/>
    </style:style>
    <style:style style:name="T136" style:family="text">
      <style:text-properties officeooo:rsid="02ef9e4c"/>
    </style:style>
    <style:style style:name="T137" style:family="text">
      <style:text-properties officeooo:rsid="02f37207"/>
    </style:style>
    <style:style style:name="T138" style:family="text">
      <style:text-properties officeooo:rsid="02f3fef4"/>
    </style:style>
    <style:style style:name="T139" style:family="text">
      <style:text-properties officeooo:rsid="02f40c6d"/>
    </style:style>
    <style:style style:name="T140" style:family="text">
      <style:text-properties officeooo:rsid="02f44243"/>
    </style:style>
    <style:style style:name="T141" style:family="text">
      <style:text-properties officeooo:rsid="02f87ae3"/>
    </style:style>
    <style:style style:name="T142" style:family="text">
      <style:text-properties officeooo:rsid="02f8cae9"/>
    </style:style>
    <style:style style:name="T143" style:family="text">
      <style:text-properties officeooo:rsid="02fef729"/>
    </style:style>
    <style:style style:name="T144" style:family="text">
      <style:text-properties officeooo:rsid="030143de"/>
    </style:style>
    <style:style style:name="T145" style:family="text">
      <style:text-properties officeooo:rsid="0305d2d6"/>
    </style:style>
    <style:style style:name="T146" style:family="text">
      <style:text-properties officeooo:rsid="0309672d"/>
    </style:style>
    <style:style style:name="T147" style:family="text">
      <style:text-properties officeooo:rsid="030b5782"/>
    </style:style>
    <style:style style:name="T148" style:family="text">
      <style:text-properties officeooo:rsid="030d4f98"/>
    </style:style>
    <style:style style:name="T149" style:family="text">
      <style:text-properties officeooo:rsid="030db7ae"/>
    </style:style>
    <style:style style:name="T150" style:family="text">
      <style:text-properties officeooo:rsid="030fa319"/>
    </style:style>
    <style:style style:name="T151" style:family="text">
      <style:text-properties officeooo:rsid="03107dc6"/>
    </style:style>
    <style:style style:name="T152" style:family="text">
      <style:text-properties officeooo:rsid="0310861e"/>
    </style:style>
    <style:style style:name="T153" style:family="text">
      <style:text-properties officeooo:rsid="01d872e6"/>
    </style:style>
    <style:style style:name="T154" style:family="text">
      <style:text-properties officeooo:rsid="031417ee"/>
    </style:style>
    <style:style style:name="T155" style:family="text">
      <style:text-properties officeooo:rsid="0317f0c9"/>
    </style:style>
    <style:style style:name="T156" style:family="text">
      <style:text-properties officeooo:rsid="031b4b0f"/>
    </style:style>
    <style:style style:name="T157" style:family="text">
      <style:text-properties officeooo:rsid="031c9a5f"/>
    </style:style>
    <style:style style:name="T158" style:family="text">
      <style:text-properties officeooo:rsid="031dae92"/>
    </style:style>
    <style:style style:name="T159" style:family="text">
      <style:text-properties officeooo:rsid="031ed558"/>
    </style:style>
    <style:style style:name="T160" style:family="text">
      <style:text-properties officeooo:rsid="0320ddff"/>
    </style:style>
    <style:style style:name="T161" style:family="text">
      <style:text-properties officeooo:rsid="0322046f"/>
    </style:style>
    <style:style style:name="T162" style:family="text">
      <style:text-properties officeooo:rsid="032309a0"/>
    </style:style>
    <style:style style:name="T163" style:family="text">
      <style:text-properties officeooo:rsid="03243a39"/>
    </style:style>
    <style:style style:name="T164" style:family="text">
      <style:text-properties officeooo:rsid="032445bd"/>
    </style:style>
    <style:style style:name="T165" style:family="text">
      <style:text-properties officeooo:rsid="032526bd"/>
    </style:style>
    <style:style style:name="T166" style:family="text">
      <style:text-properties officeooo:rsid="03317262"/>
    </style:style>
    <style:style style:name="T167" style:family="text">
      <style:text-properties officeooo:rsid="0335f866"/>
    </style:style>
    <style:style style:name="T168" style:family="text">
      <style:text-properties officeooo:rsid="033850f4"/>
    </style:style>
    <style:style style:name="T169" style:family="text">
      <style:text-properties officeooo:rsid="0339883b"/>
    </style:style>
    <style:style style:name="T170" style:family="text">
      <style:text-properties officeooo:rsid="033ae99c"/>
    </style:style>
    <style:style style:name="T171" style:family="text">
      <style:text-properties officeooo:rsid="033e4ca2"/>
    </style:style>
    <style:style style:name="T172" style:family="text">
      <style:text-properties officeooo:rsid="033ef708"/>
    </style:style>
    <style:style style:name="T173" style:family="text">
      <style:text-properties officeooo:rsid="033f2e5e"/>
    </style:style>
    <style:style style:name="T174" style:family="text">
      <style:text-properties officeooo:rsid="03404471"/>
    </style:style>
    <style:style style:name="T175" style:family="text">
      <style:text-properties officeooo:rsid="0342111f"/>
    </style:style>
    <style:style style:name="T176" style:family="text">
      <style:text-properties officeooo:rsid="0343534e"/>
    </style:style>
    <style:style style:name="T177" style:family="text">
      <style:text-properties officeooo:rsid="0344ecec"/>
    </style:style>
    <style:style style:name="T178" style:family="text">
      <style:text-properties officeooo:rsid="0345b7f4"/>
    </style:style>
    <style:style style:name="T179" style:family="text">
      <style:text-properties officeooo:rsid="034a8d4f"/>
    </style:style>
    <style:style style:name="T180" style:family="text">
      <style:text-properties officeooo:rsid="034ee39a"/>
    </style:style>
    <style:style style:name="T181" style:family="text">
      <style:text-properties officeooo:rsid="03513f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7" text:outline-level="1">Семь вечностей</text:h>
      <text:p text:style-name="P11">(<text:span text:style-name="T84">ниспада</text:span>ющее безумие)</text:p>
      <text:p text:style-name="P1"/>
      <text:h text:style-name="P149" text:outline-level="2">1</text:h>
      <text:p text:style-name="P88">009 Sound System – DreamScape <text:span text:style-name="T105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2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3"/>
      <text:p text:style-name="P14">***</text:p>
      <text:p text:style-name="P37"><text:a xlink:type="simple" xlink:href="https://www.youtube.com/watch?v=rvk5D1iI2LA" text:style-name="Internet_20_link" text:visited-style-name="Visited_20_Internet_20_Link">https://www.youtube.com/watch?v=rvk5D1iI2LA</text:a></text:p>
      <text:h text:style-name="P148" text:outline-level="1">Mark Knopfler - Marbletown - Córdoba 2010 </text:h>
      <text:p text:style-name="P37"/>
      <text:p text:style-name="P15"><text:span text:style-name="T17">Джет</text:span> нетерпеливо <text:span text:style-name="T16">толкала</text:span> меня <text:span text:style-name="T16">копытом в</text:span> плечо.</text:p>
      <text:p text:style-name="P15">- <text:span text:style-name="T17">Хум</text:span>, вставай! <text:span text:style-name="T17">Хум! Пора собираться! Хум… Хуман!!!</text:span></text:p>
      <text:p text:style-name="P17">Последний толчок был больше похож на <text:span text:style-name="T18">пинок. Я со стоном разлепил веки.</text:span></text:p>
      <text:p text:style-name="P18"/>
      <text:p text:style-name="P18"><text:span text:style-name="T20">Поняха</text:span> прыгала вокруг меня в нетерпении, бросая скомкан<text:span text:style-name="T35">ые</text:span> <text:span text:style-name="T35">шмотки</text:span> в <text:span text:style-name="T42">мешок</text:span> и утрамбовывая <text:span text:style-name="T35">их</text:span> задними ногами. <text:span text:style-name="T19">Солнечные зайчики едва поспевали за ней, осыпая весёлыми искрами её голубую шёрстку.</text:span></text:p>
      <text:p text:style-name="P18"/>
      <text:p text:style-name="P18">- <text:span text:style-name="T37">Они приближаются! Я слышала их горн</text:span><text:span text:style-name="T22">!</text:span><text:span text:style-name="T20"> Надо убираться отсюда!</text:span></text:p>
      <text:p text:style-name="P15"/>
      <text:p text:style-name="P19">Последнюю порцию барахла Джет утрамбовала, с размаху усевшись на <text:span text:style-name="T42">мешок</text:span>. Тот жалобно скрипнул.</text:p>
      <text:p text:style-name="P19"/>
      <text:p text:style-name="P19">- <text:span text:style-name="T36">Да вставай же!</text:span></text:p>
      <text:p text:style-name="P20">Не дождавшись, Джет нетерпеливо прыгнула ко мне и, поддев мордой, перевела в сидячее положение.</text:p>
      <text:p text:style-name="P20"><text:span text:style-name="T42">Мешок</text:span>, облегчённо крякнув, вывалил половину содержимого на землю.</text:p>
      <text:p text:style-name="P20"/>
      <text:p text:style-name="P21"><text:soft-page-break/>Две недели! Две грёбаные недели мы скрытно пробираемся к <text:span text:style-name="T39">проклятому </text:span><text:span text:style-name="T96">урочищу</text:span>, как какие-то <text:span text:style-name="T38">беглые каторжники</text:span>. <text:span text:style-name="T40">Чёртов дракон поселился аккурат в его центре, куда нам надо добраться во что бы то ни стало. И чем ближе мы подходим, тем опаснее становится.</text:span></text:p>
      <text:p text:style-name="P36">Со старым <text:span text:style-name="T24">Ониксом</text:span> шутки плохи – всё чаще по дороге нам встречаются обглоданные кости и разгрызенные черепа. <text:span text:style-name="T41">Пару раз кости лежали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38"/>
      <text:p text:style-name="P38">Но самое опасное – даже не сам <text:span text:style-name="T120">Оникс</text:span>. <text:span text:style-name="T48">Нееет, чешуйчатый самовар вылетает из логова</text:span> <text:span text:style-name="T44">на охоту раз в неделю, строго по расписанию. И если затаиться в этот день и не показывать носа из убежища, можно потом неделю не <text:s/>опасаться, что тебя сожрёт мифическое, но оттого не менее прожорливое чудовище.</text:span></text:p>
      <text:p text:style-name="P38"/>
      <text:p text:style-name="P23"><text:span text:style-name="T145">Нет, Оникс – ерунда. </text:span>За нами. Гонятся. Чёртовы. Чокнутые. Пони.</text:p>
      <text:p text:style-name="P24"/>
      <text:p text:style-name="P24">Если бы <text:span text:style-name="T44">я</text:span> когда-нибудь <text:span text:style-name="T48">узнал</text:span>, что <text:span text:style-name="T43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5">Вот только шуточка встала бы <text:span text:style-name="T47">мне </text:span>поперёк горла, если б я знал, что <text:span text:style-name="T48">этот </text:span>вождь верховодит табуном агрессивных мускулистых битюгов, а дочурка <text:span text:style-name="T46">его </text:span>– <text:span text:style-name="T45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6"/>
      <text:p text:style-name="P27">Ну вот кто заставил тебя улыб<text:span text:style-name="T148">аться</text:span> Дейдре, Хуман? Ведь всё так неплохо шло…</text:p>
      <text:p text:style-name="P40"/>
      <text:p text:style-name="P42">***</text:p>
      <text:p text:style-name="P40"/>
      <text:p text:style-name="P40">- Да ты совсем чокнулась, коняга долбанутая! - заорал я, как только <text:span text:style-name="T50">вынырнул</text:span>, - я же мог разбиться!!!</text:p>
      <text:p text:style-name="P40">- Ты хочешь сказать, что сгореть было бы лучшим вариантом? - <text:span text:style-name="T50">пегаска, пошатываясь, вышла из воды и</text:span> устало растяну<text:span text:style-name="T50">лась</text:span> на берегу. - <text:span text:style-name="T49">Я же не дала нам погибнуть, видишь. У меня всё под контролем.</text:span></text:p>
      <text:p text:style-name="P40">- <text:span text:style-name="T49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40"/>
      <text:p text:style-name="P44"><text:span text:style-name="T151">Пегаска</text:span> <text:span text:style-name="T58">сникла.</text:span></text:p>
      <text:p text:style-name="P43">- Не могла…</text:p>
      <text:p text:style-name="P43"><text:span text:style-name="T59">Она </text:span>молча, <text:span text:style-name="T59">не попытавшись смахнуть воду,</text:span> отвернулась и развернула крыло. <text:span text:style-name="T51">Где-то на половине длины второго сустава оно безжизненно свисало под неестественным углом.</text:span></text:p>
      <text:p text:style-name="P43"><text:soft-page-break/>- <text:span text:style-name="T51">Если бы могла летать - не задержалась бы в гнезде Агамемнона… Сломала вчера на вираже, когда уходила от погони.</text:span></text:p>
      <text:p text:style-name="P43"/>
      <text:p text:style-name="P45">У меня пересохло в горле.</text:p>
      <text:p text:style-name="P45"><text:span text:style-name="T54">- </text:span><text:span text:style-name="T53">А как же..? </text:span><text:span text:style-name="T55">Ох… </text:span><text:span text:style-name="T53">- я хотел было спросить, </text:span><text:span text:style-name="T56">как она планировала уходить от Агамемнона</text:span><text:span text:style-name="T53">, но запнулся.</text:span></text:p>
      <text:p text:style-name="P46"/>
      <text:p text:style-name="P46">Иногда ты довольно туго соображаешь, <text:span text:style-name="T57">чувак</text:span>! <text:span text:style-name="T149">Жертвенность этой пони заслуживает большей награды, чем ты можешь дать сейчас.</text:span></text:p>
      <text:p text:style-name="P46"/>
      <text:p text:style-name="P46">Я примирительно потрепал <text:span text:style-name="T57">пегаску по </text:span>голуб<text:span text:style-name="T58">ой</text:span> грив<text:span text:style-name="T57">е и неумело погладил по крупу, стряхивая воду</text:span>.</text:p>
      <text:p text:style-name="P46">- Извини, <text:span text:style-name="T59">подруга</text:span>. <text:span text:style-name="T58">Я ступил.</text:span></text:p>
      <text:p text:style-name="P46"/>
      <text:p text:style-name="P48">Та <text:span text:style-name="T150">немедленно </text:span>повернулась и <text:span text:style-name="T58">по улыбке во всю ширину мордахи я понял, что прощён.</text:span></text:p>
      <text:p text:style-name="P43"/>
      <text:p text:style-name="P43">- <text:span text:style-name="T60">Друзья зовут меня Джет.</text:span></text:p>
      <text:p text:style-name="P43">- <text:span text:style-name="T60">Здорово, Джет! А меня зовут… Эмм…</text:span></text:p>
      <text:p text:style-name="P43"/>
      <text:p text:style-name="P49">Блин! Похоже, это ещё одна вещь, которую я не помню.</text:p>
      <text:p text:style-name="P43"/>
      <text:p text:style-name="P43">- <text:span text:style-name="T61">Называй меня… Эмм… Хуман! Хуман из рода Хомо Сапиенсов.</text:span></text:p>
      <text:p text:style-name="P43">- <text:span text:style-name="T61">Привет, Хуман! - пегаска с улыбкой зажала мою руку копытами и потрясла.</text:span></text:p>
      <text:p text:style-name="P43">- <text:span text:style-name="T61">Привет, Джет!</text:span></text:p>
      <text:p text:style-name="P43">- <text:span text:style-name="T61">Привет, красавчики!</text:span></text:p>
      <text:p text:style-name="P43"/>
      <text:p text:style-name="P43">…</text:p>
      <text:p text:style-name="P43"/>
      <text:p text:style-name="P50">Мы обернулись на голос и узрели с полдюжины коп<text:span text:style-name="T62">и</text:span>й, чуть ли не утыкающихся нам в носы.</text:p>
      <text:p text:style-name="P52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64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52"/>
      <text:p text:style-name="P53">- <text:span text:style-name="T65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53"/>
      <text:p text:style-name="P58"><text:soft-page-break/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54">В грудь Джет упиралось копьё крохотной поньки с гривой ёршиком.</text:p>
      <text:p text:style-name="P54"/>
      <text:p text:style-name="P54">- Хорошая попытка, <text:span text:style-name="T136">летун</text:span>, - расплылась в ехидной улыбке малютка, - но устраивать засады нас учат с младенчества. <text:span text:style-name="T66">Крылатым этого не понять, правда?</text:span></text:p>
      <text:p text:style-name="P54"/>
      <text:p text:style-name="P55">Тут до меня дошло, что крыльев у этих оборванцев не наблюдается.</text:p>
      <text:p text:style-name="P55"/>
      <text:p text:style-name="P56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 - Не пытайтесь уйти, красавчики. Мы ведь можем и рассердиться. А когда мы сердимся, мы <text:span text:style-name="T23">связываем пленников</text:span>. <text:span text:style-name="T67">Ноги и крылья. Очень туго. </text:span>И тогда они уже не могут бежать. И сердить нас. <text:span text:style-name="T69">А к пегасам ещё приковываем гирю.</text:span> Всё просто, усекли? <text:span text:style-name="T68">И нам плевать, что у пегаски крыло гнётся в обе стороны</text:span>, - <text:span text:style-name="T67">о</text:span>на <text:span text:style-name="T68">насмешливо кивнула</text:span> Джет.</text:p>
      <text:p text:style-name="P56"/>
      <text:p text:style-name="P56">Та мрачно стояла, сцепив зубы.</text:p>
      <text:p text:style-name="P55"/>
      <text:p text:style-name="P55">- За меня могут заплатить хороший выкуп, - наконец, <text:span text:style-name="T136">с сомнением </text:span>произнесла она. - А Хуман ничего не помнит, ни кто он, ни откуда. Как жеребёнок. Его Агамемнон по голове треснул во время охоты. С него вы ничего не получите, лучше отпустите. Вы же не трогаете жеребят?</text:p>
      <text:p text:style-name="P55"/>
      <text:p text:style-name="P57">Её собеседница только хмыкнула.</text:p>
      <text:p text:style-name="P57"/>
      <text:p text:style-name="P57">- Хорош жеребёнок - <text:span text:style-name="T69">ягодицы, что у ломовика!</text:span> - она задумалась. <text:span text:style-name="T63">- Так. Летуна – на кухню. А этого… красавчика – к Дейдре.</text:span></text:p>
      <text:p text:style-name="P50"/>
      <text:p text:style-name="P61">***</text:p>
      <text:p text:style-name="P73"/>
      <text:p text:style-name="P76">Тема беседы просто вводила <text:span text:style-name="T86">тебя </text:span>в шок, <text:span text:style-name="T86">Хуман!</text:span> Вот уже битых полчаса розовогривая поняха втолковывала тебе, что ты должен присоединиться к племенному табуну жеребцов <text:span text:style-name="T100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76"/>
      <text:p text:style-name="P76">…</text:p>
      <text:p text:style-name="P76"/>
      <text:p text:style-name="P73"><text:soft-page-break/>- <text:span text:style-name="T79">Эй, но я же не пони! Какой вам от меня прок в таком </text:span><text:span text:style-name="T92">идиотском</text:span><text:span text:style-name="T79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73"/>
      <text:p text:style-name="P83"><text:span text:style-name="T102">Я аж передёрнул плечами. </text:span><text:span text:style-name="T93">Конеёбство</text:span><text:span text:style-name="T102"> – это, явно, не то занятие, чем ты занимался в прошлом и хотел бы заниматься в будущем, Хуман! </text:span></text:p>
      <text:p text:style-name="P101">Поняха с недоверием смотрела на меня.</text:p>
      <text:p text:style-name="P82"/>
      <text:p text:style-name="P75">- <text:span text:style-name="T83">Хум, т</text:span>ы прикалываешься? Или та обломанная пегаска таки права, и ты действительно ни<text:span text:style-name="T118">чего</text:span> не <text:span text:style-name="T103">помнишь</text:span>?</text:p>
      <text:p text:style-name="P75"/>
      <text:p text:style-name="P77">Пон<text:span text:style-name="T100">ька</text:span> принялась загибать копыта, делая сброс через каждую пару:</text:p>
      <text:p text:style-name="P77"/>
      <text:p text:style-name="P78">- Во-первых, <text:span text:style-name="T100">полная </text:span>несовместимость видов – это миф, распространяемый последователями “<text:span text:style-name="T104">Торийской</text:span> <text:span text:style-name="T104">расы</text:span>”. <text:span text:style-name="T87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78"/>
      <text:p text:style-name="P78">…<text:span text:style-name="T101">Я истерически рассмеялся…</text:span></text:p>
      <text:p text:style-name="P78"/>
      <text:p text:style-name="P77">- Во-вторых, <text:span text:style-name="T88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94">У меня есть подруга из единорогов, </text:span><text:span text:style-name="T95">только ты не говори никому, это тайна!</text:span><text:span text:style-name="T88"> Хотя, может, ты умеешь магичить, Хум?</text:span></text:p>
      <text:p text:style-name="P84"/>
      <text:p text:style-name="P85">Поняха с надеждой посмотрела на меня. Я с огромным облегчением отрицательно помотал головой.</text:p>
      <text:p text:style-name="P77"/>
      <text:p text:style-name="P79">- <text:span text:style-name="T106">В</text:span>-третьих, в твоём случае даже не столь важн<text:span text:style-name="T108">а</text:span> <text:span text:style-name="T108">свежая кровь</text:span>, как то, что ты – представитель совершенно иного племени. <text:span text:style-name="T88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79"/>
      <text:p text:style-name="P96">Дейдра мечтательно вздохнула.</text:p>
      <text:p text:style-name="P95"/>
      <text:p text:style-name="P95">- Может, ты тоже вождь своего племени, <text:span text:style-name="T89">Хум</text:span>? Какой у <text:span text:style-name="T89">тебя</text:span> талант? <text:span text:style-name="T89">Летать и магичить ты не умеешь. </text:span>Может, <text:span text:style-name="T89">т</text:span>ы <text:span text:style-name="T89">умеешь</text:span> <text:span text:style-name="T109">предсказывать погоду? Нам бы очень пригодилось в выращивании картохи. Может </text:span><text:soft-page-break/><text:span text:style-name="T109">быть, ты даже умеешь </text:span><text:span text:style-name="T112">управлять облаками</text:span><text:span text:style-name="T109">? Мы б тогда пегасам показали копыто от плеча </text:span><text:span text:style-name="T110">вместо </text:span><text:span text:style-name="T109">четверт</text:span><text:span text:style-name="T111">и</text:span><text:span text:style-name="T109"> урожая за дождик после посевной!</text:span></text:p>
      <text:p text:style-name="P63"/>
      <text:p text:style-name="P97">Я упорно помотал головой. <text:span text:style-name="T115">Дейдра пристально уставилась на меня, пытаясь рассмотреть мой талант. Наконец она ухмыльнулась кривой улыбкой.</text:span></text:p>
      <text:p text:style-name="P81"/>
      <text:p text:style-name="P80">- И, наконец, в-четвёртых, <text:span text:style-name="T122">если ты будешь моим личным фаворитом, то конкретно</text:span> для меня аспект потомства совершенно не критичен. <text:span text:style-name="T90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75">- <text:span text:style-name="T116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98"/>
      <text:p text:style-name="P99">Розовая поняха заметно поскучнела.</text:p>
      <text:p text:style-name="P60"/>
      <text:p text:style-name="P60">- <text:span text:style-name="T117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59"/>
      <text:p text:style-name="P67"><text:span text:style-name="T76">Розовогривая кобылка</text:span> вытащила зубами из-<text:span text:style-name="T70">за топчана</text:span> пузатую фляжку из тыквы <text:span text:style-name="T70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66"/>
      <text:p text:style-name="P62">- <text:span text:style-name="T70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62"/>
      <text:p text:style-name="P123">Я <text:span text:style-name="T146">улыбнулся и </text:span>понимающе покачал головой. <text:span text:style-name="T147">Всё-таки между людьми и пони намного больше общего, чем тебе казалось, Хуман!</text:span></text:p>
      <text:p text:style-name="P125">Дейдра уныло свесила голову.</text:p>
      <text:p text:style-name="P68"/>
      <text:p text:style-name="P68">- Если бы ты знал, как меня это <text:span text:style-name="T85">достало</text:span>! <text:span text:style-name="T71">Мне, лучшей выпускнице Понхэнджа позапрошлого года, приходится выслушивать пьяный трындёж папашиных собутыльников о том, чей лоб твёрже! А потом 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68"/>
      <text:p text:style-name="P69"><text:soft-page-break/><text:span text:style-name="T81">Розовая к</text:span>обылка <text:span text:style-name="T77">вновь</text:span> сжала зубами горлышко и запрокинула бутылку. Послышалось долгое бульканье.</text:p>
      <text:p text:style-name="P62"/>
      <text:p text:style-name="P62">- <text:span text:style-name="T72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62"/>
      <text:p text:style-name="P70">Дейдра в напускном ужасе округлила глаза и покрутила возле виска копытом. Кудряшки <text:span text:style-name="T78">её</text:span> гривы стали подозрительно <text:span text:style-name="T82">топорщиться</text:span> в разные стороны.</text:p>
      <text:p text:style-name="P69"/>
      <text:p text:style-name="P69">- Хум, они полностью <text:span text:style-name="T73">бананулись</text:span> на жеребятах! Абсолютно и безвозвратно! <text:span text:style-name="T73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71"/>
      <text:p text:style-name="P71">Кобылка завела глаза, сложила губы бантиком и произнесла фальцетом:</text:p>
      <text:p text:style-name="P71"/>
      <text:p text:style-name="P72">- <text:span text:style-name="T74">Дейдра, </text:span>тебе <text:span text:style-name="T74">п</text:span>ора заиметь своего покакунчика-посисюнчика, надо исполнить своё предназначение, <text:span text:style-name="T80">нам нужен преемник вождю,</text:span> песчинки-то падают, всем нужен покакунчик, не быть тебе полноценной без посисюнчика…</text:p>
      <text:p text:style-name="P71"/>
      <text:p text:style-name="P71">Дейдра с чувством приложилась лбом о стол. <text:span text:style-name="T119">Послышался треск. </text:span>Полупустая бутылка подпрыгнула и остановилась у самого края. <text:span text:style-name="T74">Я даже начал проникаться сочувствием к своей поработительнице.</text:span></text:p>
      <text:p text:style-name="P71"/>
      <text:p text:style-name="P69">- <text:span text:style-name="T74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69"/>
      <text:p text:style-name="P74"><text:span text:style-name="T75">Вместе с храпом изо рта великой пиратки вылетело три розовых пузыря. </text:span>Поняха явно перебрала с алкоголем.</text:p>
      <text:p text:style-name="P69"/>
      <text:p text:style-name="P65">***</text:p>
      <text:p text:style-name="P62"/>
      <text:p text:style-name="P106">Положение единственного человека в обществе пони имеет свои преимущества, <text:span text:style-name="T124">Хуман</text:span>! Нет, не то, что чокнутые на всю голову поняхи рассматривают тебя как кандидата на <text:span text:style-name="T124">улучшение племенной крови. 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</text:span><text:soft-page-break/><text:span text:style-name="T124">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08"/>
      <text:p text:style-name="P109">Поэтому полночь застала меня тыкающимся во все <text:span text:style-name="T130">углы </text:span>в поисках <text:span text:style-name="T126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07"/>
      <text:p text:style-name="P102">- Джет… Джет… Да вставай же, засоня! - я громко шептал в ухо спящей пегаске, <text:span text:style-name="T25">легонько похлопывая по шее</text:span><text:span text:style-name="T21">.</text:span></text:p>
      <text:p text:style-name="P102">- Мн-мн-хррр, - сонно чавкала пегаска, пуская слюни. - <text:span text:style-name="T121">Гороховый суп закончился. Пюре будет через полчаса. Не ломайте лавки, пожалуйста… А? Что?</text:span></text:p>
      <text:p text:style-name="P86"/>
      <text:p text:style-name="P103">Я шёлкнул пегаску по носу.</text:p>
      <text:p text:style-name="P103">- Вставай! Надо сматываться. <text:span text:style-name="T123">Дейдра хочет сделать меня своим фаворитом. У меня плохие предчувствия на этот счёт.</text:span></text:p>
      <text:p text:style-name="P103"/>
      <text:p text:style-name="P105">Пегаска <text:span text:style-name="T127">поднялась</text:span>, потирая нос копытом. <text:span text:style-name="T128">Рваное одеяло сползло с её тела и в нос мне ударил кислый запах. </text:span></text:p>
      <text:p text:style-name="P114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05">- <text:span text:style-name="T129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05"/>
      <text:p text:style-name="P105">…</text:p>
      <text:p text:style-name="P105"/>
      <text:p text:style-name="P112">Очертания большого зала едва угадывались в тусклом свете остывающих углей камина. <text:span text:style-name="T131">В дальнем углу темнела заветная дверь. Всего двадцать шагов – и ты на свободе, Хуман!</text:span></text:p>
      <text:p text:style-name="P113"/>
      <text:p text:style-name="P113">Есть только одно маленькое “но”.</text:p>
      <text:p text:style-name="P113">Эти двадцать шагов заполнены валяющимися вповалку, храпящими, <text:span text:style-name="T133">чмокающими, сопящими</text:span> и дёргающими<text:span text:style-name="T133">ся</text:span> во сне пони.</text:p>
      <text:p text:style-name="P105"/>
      <text:p text:style-name="P105">- <text:span text:style-name="T131">Ты чего остановился? - пихнула меня головой в спину Джет. - Надо торопиться, пока не рассвело!</text:span></text:p>
      <text:p text:style-name="P104"/>
      <text:p text:style-name="P115"><text:soft-page-break/>Я обреченно вздохнул, выбрал на полу место, свободное от понеконечностей и поставил туда ногу.</text:p>
      <text:p text:style-name="P116">Почти попал. Светло-коричневая пони ойкнула и сжалась во сне, когда я наступил ей на хвост.</text:p>
      <text:p text:style-name="P116">Теперь уже не время для размусоливаний! Отбросив осторожность, я быстрым шагом, <text:span text:style-name="T134">балансируя на носках и </text:span>выискивая свободные клочки пола, пробрался к выходу. <text:span text:style-name="T134">Балерина на пуантах позавидовала бы твоей грациозности, Хуман!</text:span></text:p>
      <text:p text:style-name="P116"/>
      <text:p text:style-name="P117">Позади меня послышалось топанье, череда взвизгиваний и возни, нарастающая, подобно <text:span text:style-name="T135">прибою.</text:span></text:p>
      <text:p text:style-name="P118">Джет невозмутимо торила свой путь прямо по ногам, туловищам и хвостам распластавшихся на полу пони.</text:p>
      <text:p text:style-name="P51"/>
      <text:p text:style-name="P51">- <text:span text:style-name="T135">Ты рехнулась? - зашипел на неё я, - надо ж осторожно!</text:span></text:p>
      <text:p text:style-name="P51">- <text:span text:style-name="T135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51"/>
      <text:p text:style-name="P119">Фейспалм был такой силы, что больше походил на пощёчину самому себе. <text:span text:style-name="T137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19"/>
      <text:p text:style-name="P121">Я остервенело дёргал ручку двери, ощущая затылком просыпающийся зал.</text:p>
      <text:p text:style-name="P119">- <text:span text:style-name="T138">Закрыто, блин! - я дёрнул ещё сильнее и приложился задницой о пол, сжимая в руке оторванную ручку.</text:span></text:p>
      <text:p text:style-name="P120">- <text:span text:style-name="T139">Хум</text:span><text:span text:style-name="T113">, подвинься!</text:span></text:p>
      <text:p text:style-name="P122">Пегаска оттеснила меня крупом и повернулась к двери задом.</text:p>
      <text:p text:style-name="P119"/>
      <text:p text:style-name="P126">БАБАХ!!!</text:p>
      <text:p text:style-name="P126"/>
      <text:p text:style-name="P127">Я ошалело смотрел на дверь, вылетевшую вместе с косяком во двор.</text:p>
      <text:p text:style-name="P127"/>
      <text:p text:style-name="P127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40">Всё равно как дать ребёнку ложку и увидеть, как он завяжет её бантиком.</text:span></text:p>
      <text:p text:style-name="P127">- <text:span text:style-name="T140">Ага. - ухмыльнулась Джет. - Я — крутая! По удару ног мне нет равных на нашем облаке и двух соседних!</text:span></text:p>
      <text:p text:style-name="P129"><text:span text:style-name="T113">- </text:span><text:span text:style-name="T114">То же мне — крутая! - донеслось откуда-то снизу. - Да я смогла бы выбить эту дверь лбом! Она всё равно сляпана кое-как из обломков скамеек!</text:span></text:p>
      <text:p text:style-name="P128"/>
      <text:p text:style-name="P130">Мои ноги обнимала Дейдра, улыбаясь мне хищной улыбкой.</text:p>
      <text:p text:style-name="P129"><text:soft-page-break/></text:p>
      <text:p text:style-name="P129">- <text:span text:style-name="T140">И, кстати, чтобы открыть её, достаточно было просто отодвинуть засов.</text:span></text:p>
      <text:p text:style-name="P130"/>
      <text:p text:style-name="P134">В забеге на первенство тупости ты уверенно дог<text:span text:style-name="T168">о</text:span>няешь пегаску, Хуман!</text:p>
      <text:p text:style-name="P134"/>
      <text:p text:style-name="P131">Идея Джет <text:span text:style-name="T144">схватить</text:span> меня зубами за шиворот куртки и побежать <text:span text:style-name="T169">со мной </text:span>что есть мочи была так себе. Дейдра от меня так и не отцепилась, зато я хорошо приложился головой о дверной проём, <text:span text:style-name="T144">так что</text:span> дальнейшую погоню помню смутн<text:span text:style-name="T141">о</text:span>.</text:p>
      <text:p text:style-name="P131"/>
      <text:p text:style-name="P132">- Не смей отбирать у меня юнгу! - орала Дейдра, упираясь в землю задними копытами. - <text:span text:style-name="T141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132"/>
      <text:p text:style-name="P132">- <text:span text:style-name="T170">Ммммфффф! - отвечала ей Джет.</text:span></text:p>
      <text:p text:style-name="P132"/>
      <text:p text:style-name="P133"><text:span text:style-name="T171">Диалог</text:span> прервалс<text:span text:style-name="T143">я</text:span> <text:span text:style-name="T142">взвизгом и </text:span>плеском воды. Наконец-то я почувствовал свои ноги свободными!</text:p>
      <text:p text:style-name="P131"/>
      <text:p text:style-name="P42">***</text:p>
      <text:p text:style-name="P40"/>
      <text:p text:style-name="P41">- <text:span text:style-name="T49">Ты опять за своё! - крик Джет прямо в ухо перемешал все воспоминания. - Выныривай! Они уже совсем близко!!!</text:span></text:p>
      <text:p text:style-name="P41"/>
      <text:p text:style-name="P47">Я содрогнулся, вскочил с земли и машинально забросил мешок на плёчо.</text:p>
      <text:p text:style-name="P40"/>
      <text:p text:style-name="P40">- <text:span text:style-name="T52">Идём.</text:span></text:p>
      <text:p text:style-name="P40"/>
      <text:h text:style-name="P150" text:outline-level="2">2</text:h>
      <text:p text:style-name="P39"/>
      <text:p text:style-name="P124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в положение “открыто”. Краткие минуты полного уединения от себе подобных закончились.</text:p>
      <text:p text:style-name="P16"/>
      <text:p text:style-name="P16">- <text:span text:style-name="T153">Дедлайн, сигу не долганёшь?</text:span></text:p>
      <text:p text:style-name="P90">- <text:span text:style-name="T154">Не курю.</text:span></text:p>
      <text:p text:style-name="P90"><text:soft-page-break/>- <text:span text:style-name="T154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29"/>
      <text:p text:style-name="P91"><text:span text:style-name="T163">Крыс</text:span> спрыгнул с подоконника, <text:span text:style-name="T155">царапнув грязным ногтем по кафелю уборной.</text:span></text:p>
      <text:p text:style-name="P91">- <text:span text:style-name="T155">Ты ведь должен мне ещё с прошлого раза.</text:span></text:p>
      <text:p text:style-name="P91"/>
      <text:p text:style-name="P92">Я вытащил из <text:span text:style-name="T173">рукава</text:span> пижамы двадцати<text:span text:style-name="T172">санти</text:span>метровый гвоздь и плюнул <text:span text:style-name="T163">ему </text:span>под ноги.</text:p>
      <text:p text:style-name="P92"/>
      <text:p text:style-name="P92">- Ничего я тебе не должен. <text:span text:style-name="T164">И ты сам это знаешь.</text:span> Пошёл нахуй.</text:p>
      <text:p text:style-name="P92"/>
      <text:p text:style-name="P92"><text:span text:style-name="T163">Крыс</text:span> криво улыбнулся.</text:p>
      <text:p text:style-name="P92"/>
      <text:p text:style-name="P92">- Ну-ну. Вы т<text:span text:style-name="T157">ут</text:span>, в Чертогах, совсем озверели, что ли? <text:span text:style-name="T156">Из окон выпрыгиваете, н</text:span>а людей кидаетесь. <text:span text:style-name="T174">Ладно-ладно, </text:span>пока. Ещё увидимся.</text:p>
      <text:p text:style-name="P92"/>
      <text:p text:style-name="P94">Я старательно прятал гвоздь внутрь <text:span text:style-name="T173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160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93">Для меня оста<text:span text:style-name="T167">ётся</text:span> тайной, как <text:span text:style-name="T164">Крыс</text:span> пробира<text:span text:style-name="T159">ется</text:span> из общей палаты к нам. <text:span text:style-name="T161">Он почему-то считает, что нам выдают какие-то особенные “сиги” для яйцеголовых, с примесью ЛСД. И к</text:span>аждый раз, когда он появля<text:span text:style-name="T167">ется</text:span> на <text:span text:style-name="T164">режимном</text:span> этаже, он <text:span text:style-name="T167">думает</text:span>, что его обитатели должны ему пачку за такое геройство. <text:span text:style-name="T158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93"/>
      <text:p text:style-name="P135">В коридоре было пусто. Крыс, подобно Белому Кролику из “Алисы”, уже испарился в тщательно <text:span text:style-name="T166">скрываемой</text:span> им тропе к общей палат<text:span text:style-name="T174">е</text:span>. Радио сонно вещало о “(<text:span text:style-name="T91">первый шаг Армагеддона</text:span>)”. <text:span text:style-name="T174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span></text:p>
      <text:p text:style-name="P136">Я уже открывал дверь в палату, когда услышал <text:span text:style-name="T175">лениво брошенное в спину замечание.</text:span></text:p>
      <text:p text:style-name="P136"/>
      <text:p text:style-name="P136">- <text:span text:style-name="T176">Дедлайн, собирай манатки, скоро переезжаешь. На твоё место новенького поселяют. А тебя в соседнюю палату.</text:span></text:p>
      <text:p text:style-name="P137"/>
      <text:p text:style-name="P137">Я повернулся.</text:p>
      <text:p text:style-name="P137"/>
      <text:p text:style-name="P137"><text:soft-page-break/>- Когда переезд?</text:p>
      <text:p text:style-name="P137">- Завтра. Или послезавтра, если чувак в реанимации задержится. </text:p>
      <text:p text:style-name="P137">- <text:span text:style-name="T177">А почему не новенького в соседнюю? На кой чёрт им я сдался?</text:span></text:p>
      <text:p text:style-name="P137"/>
      <text:p text:style-name="P138"><text:s/>Дредд удивлённо бухнулся на все четыре ножки стула.</text:p>
      <text:p text:style-name="P139"/>
      <text:p text:style-name="Text_20_body"><text:span text:style-name="T26">- Что-то ты не рад переезду, а? Соседняя ж почти пустая – раздолье! </text:span><text:span text:style-name="T27">Воздух чище, </text:span><text:span text:style-name="T29">локти дальше</text:span><text:span text:style-name="T27">. </text:span><text:span text:style-name="T26">Можно у окна койку занять, </text:span><text:span text:style-name="T27">можно вторую тумбочку придвинуть</text:span><text:span text:style-name="T26">.</text:span></text:p>
      <text:p text:style-name="Text_20_body"><text:span text:style-name="T26"/></text:p>
      <text:p text:style-name="P144"><text:span text:style-name="T26">Я </text:span><text:span text:style-name="T21">криво улыбнулся</text:span></text:p>
      <text:p text:style-name="Text_20_body"><text:span text:style-name="T26">- </text:span><text:span text:style-name="T27">Да я уже как-то к старой палате привык, оброс социальными связями. </text:span><text:span text:style-name="T30">Паука</text:span><text:span text:style-name="T27"> </text:span><text:span text:style-name="T31">под кроватью </text:span><text:span text:style-name="T30">приручил</text:span><text:span text:style-name="T27">. Не хотелось бы на новом месте начинать всё заново.</text:span></text:p>
      <text:p text:style-name="Text_20_body"><text:span text:style-name="T27"/></text:p>
      <text:p text:style-name="P145"><text:span text:style-name="T33">Дредд</text:span><text:span text:style-name="T27"> пожал плечами.</text:span></text:p>
      <text:p text:style-name="P144"><text:span text:style-name="T26">- </text:span><text:span text:style-name="T21">Ну, не знаю, мне, в общем-то, пофиг, где ты лежишь.</text:span><text:span text:style-name="T26"> </text:span><text:span text:style-name="T28">Вроде, за тебя попросили яйцеголовые – за твои прошлые заслуги. </text:span><text:span text:style-name="T31">Если хочешь, я передам главному, что ты </text:span><text:span text:style-name="T32">против</text:span><text:span text:style-name="T31">.</text:span></text:p>
      <text:p text:style-name="P144"><text:span text:style-name="T31">- Передай, если не тяжело. Новенькому всё равно, куда ложиться, а мне – нет. </text:span><text:span text:style-name="T34">&lt;</text:span><text:span text:style-name="T99">Переезжать не придётся – новенький умрёт в реанимации – Рубикон стал более жестоким в своих играх</text:span><text:span text:style-name="T34">&gt;</text:span></text:p>
      <text:p text:style-name="P138"/>
      <text:p text:style-name="P140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40"/>
      <text:p text:style-name="P140">Но <text:span text:style-name="T178">в новой палате не будет Терминатора с его бесценной уткой. </text:span>А 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97">Уроках</text:span>. <text:span text:style-name="T180">Собственно, все, кто живёт тут, попали сюда именно из-за них. И я, помня о них, могу оставаться в здравом уме только потому, что был первым и мне меньше досталось, чем остальным. После меня развлечения Рубикона стали более жестокими.</text:span></text:p>
      <text:p text:style-name="P142">Так что нет, не за память я пекусь. Просто приём <text:span text:style-name="T181">нейролептиков</text:span> напрочь отключает не только память, но и сновидения – я проверял.</text:p>
      <text:p text:style-name="P142"/>
      <text:p text:style-name="P142">А мне нравятся сны.</text:p>
      <text:p text:style-name="P146"><text:span text:style-name="T27"/></text:p>
      <text:p text:style-name="P141"><text:span text:style-name="T179">***</text:span></text:p>
      <text:p text:style-name="P138"/>
      <text:p text:style-name="P28"/>
      <text:p text:style-name="P28"/>
      <text:p text:style-name="P28"><text:soft-page-break/></text:p>
      <text:p text:style-name="P28">===</text:p>
      <text:p text:style-name="P28"/>
      <text:p text:style-name="P34">(<text:span text:style-name="T165">Крыс</text:span> потом за сиги поможет Дедлайну выбраться из психушки на время – остановить стратегический <text:span text:style-name="T162">ИИ – Рубикон (переименованый Нэш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162">В Чертогах Разума сидят все, кого Рубикон свёл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Рубикона) и с помощью Крыса сбегает из психушки. Пробирается к себе в гараж, где у него спрятан первый прототип нейроинтерфейса. Через него подключается к Рубикону по старому паролю и узнаёт, что Рубикон таки инициировал последовательность армагеддона. Дедлайн пытается его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5">Шаги Армагеддона;</text:p>
      <text:p text:style-name="P34"/>
      <text:p text:style-name="P34"/>
      <text:p text:style-name="P28">встреча с единорогами</text:p>
      <text:p text:style-name="P33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3">Потом – путешествие на “Хитрожопке”, апгрейд её до дирижабля</text:p>
      <text:p text:style-name="P32"/>
      <text:p text:style-name="P28"/>
      <text:p text:style-name="P110"/>
      <text:p text:style-name="P111"><text:span text:style-name="T152">Рэра</text:span> чуть шевельну<text:span text:style-name="T125">л</text:span>а ухом и немедленно открыла один глаз.</text:p>
      <text:p text:style-name="P111"/>
      <text:p text:style-name="P111">- ПАПА!!! ОН СОГЛАСЕН!!!</text:p>
      <text:p text:style-name="P30"/>
      <text:p text:style-name="P87">&lt;Pornis erectus&gt;</text:p>
      <text:p text:style-name="P64">.</text:p>
      <text:p text:style-name="P64">.</text:p>
      <text:p text:style-name="P64">.</text:p>
      <text:p text:style-name="P64">.</text:p>
      <text:p text:style-name="P100">&lt;Попадает в табун мамок и тёток, но его спасает <text:span text:style-name="T132">Дейдра на Хитрожопке</text:span>&gt;</text:p>
      <text:p text:style-name="P31"/>
      <text:p text:style-name="P22"/>
      <text:p text:style-name="P89"><text:soft-page-break/>009 Sound System - Speak to Angels <text:span text:style-name="T107">(</text:span><text:a xlink:type="simple" xlink:href="https://www.youtube.com/watch?v=6rAkn9OZT0k" text:style-name="Internet_20_link" text:visited-style-name="Visited_20_Internet_20_Link"><text:span text:style-name="T107">https://www.youtube.com/watch?v=6rAkn9OZT0k</text:span></text:a><text:span text:style-name="T107">)</text:span></text:p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01T02:40:02.493971155</dc:date>
    <meta:editing-duration>P43DT2H50M59S</meta:editing-duration>
    <meta:editing-cycles>648</meta:editing-cycles>
    <meta:generator>LibreOffice/5.1.6.2$Linux_X86_64 LibreOffice_project/10m0$Build-2</meta:generator>
    <meta:document-statistic meta:table-count="0" meta:image-count="0" meta:object-count="0" meta:page-count="15" meta:paragraph-count="196" meta:word-count="4068" meta:character-count="25894" meta:non-whitespace-character-count="21963"/>
  </office:meta>
</office:document-meta>
</file>